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fa60a"/>
    </style:style>
    <style:style style:name="T1" style:family="text">
      <style:text-properties officeooo:rsid="006e6431"/>
    </style:style>
    <style:style style:name="T2" style:family="text">
      <style:text-properties officeooo:rsid="0070a3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 Maintain tiktok</text:p>
      <text:p text:style-name="P2"><text:span text:style-name="T2">COORUTINE_</text:span>TASK: - Poszerzanie wiedz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1T14:35:42.544247837</dc:date>
    <meta:editing-duration>P1DT6H7M46S</meta:editing-duration>
    <meta:editing-cycles>69</meta:editing-cycles>
    <meta:document-statistic meta:table-count="0" meta:image-count="0" meta:object-count="0" meta:page-count="1" meta:paragraph-count="2" meta:word-count="7" meta:character-count="57" meta:non-whitespace-character-count="52"/>
  </office:meta>
</office:document-meta>
</file>